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47e44e"/>
    </style:style>
    <style:style style:name="P2" style:family="paragraph" style:parent-style-name="_5f_text">
      <style:text-properties officeooo:rsid="00442316" officeooo:paragraph-rsid="00442316"/>
    </style:style>
    <style:style style:name="P3" style:family="paragraph" style:parent-style-name="_5f_text">
      <style:text-properties officeooo:paragraph-rsid="00442316"/>
    </style:style>
    <style:style style:name="P4" style:family="paragraph" style:parent-style-name="_5f_text">
      <style:text-properties style:font-name="Calibri Light" fo:font-size="10pt" fo:language="ru" fo:country="RU" fo:font-weight="250" officeooo:rsid="0046189d" officeooo:paragraph-rsid="0046189d"/>
    </style:style>
    <style:style style:name="P5" style:family="paragraph" style:parent-style-name="_5f_text">
      <style:text-properties style:font-name="Calibri Light" fo:font-size="10pt" fo:language="ru" fo:country="RU" fo:font-weight="250" officeooo:rsid="004a69ce" officeooo:paragraph-rsid="004a69ce"/>
    </style:style>
    <style:style style:name="P6" style:family="paragraph" style:parent-style-name="_5f_text">
      <style:text-properties officeooo:rsid="0046189d" officeooo:paragraph-rsid="0046189d"/>
    </style:style>
    <style:style style:name="P7" style:family="paragraph" style:parent-style-name="_5f_text">
      <style:text-properties officeooo:paragraph-rsid="00486aff"/>
    </style:style>
    <style:style style:name="P8" style:family="paragraph" style:parent-style-name="_5f_text">
      <style:text-properties officeooo:rsid="00486aff" officeooo:paragraph-rsid="00486aff"/>
    </style:style>
    <style:style style:name="P9" style:family="paragraph" style:parent-style-name="_5f_text">
      <style:text-properties officeooo:rsid="00486aff" officeooo:paragraph-rsid="0048b103"/>
    </style:style>
    <style:style style:name="T1" style:family="text">
      <style:text-properties fo:language="en" fo:country="US" officeooo:rsid="004a69ce"/>
    </style:style>
    <style:style style:name="T2" style:family="text">
      <style:text-properties officeooo:rsid="00442316"/>
    </style:style>
    <style:style style:name="T3" style:family="text">
      <style:text-properties style:font-name="Calibri Light" fo:font-size="10pt" fo:font-weight="250" officeooo:rsid="00442316"/>
    </style:style>
    <style:style style:name="T4" style:family="text">
      <style:text-properties style:font-name="Calibri Light" fo:font-size="10pt" fo:language="en" fo:country="US" fo:font-weight="250" officeooo:rsid="00442316"/>
    </style:style>
    <style:style style:name="T5" style:family="text">
      <style:text-properties style:font-name="Calibri Light" fo:font-size="10pt" fo:language="en" fo:country="US" fo:font-weight="250" officeooo:rsid="004a69ce"/>
    </style:style>
    <style:style style:name="T6" style:family="text">
      <style:text-properties style:font-name="Calibri Light" fo:font-size="10pt" fo:language="ru" fo:country="RU" fo:font-weight="250"/>
    </style:style>
    <style:style style:name="T7" style:family="text">
      <style:text-properties style:font-name="Calibri Light" fo:font-size="10pt" fo:language="ru" fo:country="RU" fo:font-weight="250" officeooo:rsid="00442316"/>
    </style:style>
    <style:style style:name="T8" style:family="text">
      <style:text-properties style:font-name="Calibri Light" fo:font-size="10pt" fo:language="ru" fo:country="RU" fo:font-weight="250" officeooo:rsid="0047e44e"/>
    </style:style>
    <style:style style:name="T9" style:family="text">
      <style:text-properties style:font-name="Calibri Light" fo:font-size="10pt" fo:language="ru" fo:country="RU" fo:font-weight="250" officeooo:rsid="00486aff"/>
    </style:style>
    <style:style style:name="T10" style:family="text">
      <style:text-properties style:font-name="Calibri Light" fo:font-size="10pt" fo:language="ru" fo:country="RU" fo:font-weight="250" officeooo:rsid="004875fc"/>
    </style:style>
    <style:style style:name="T11" style:family="text">
      <style:text-properties style:font-name="Calibri Light" fo:font-size="10pt" fo:language="ru" fo:country="RU" fo:font-weight="250" officeooo:rsid="0048b103"/>
    </style:style>
    <style:style style:name="T12" style:family="text">
      <style:text-properties style:font-name="Calibri Light" fo:font-size="10pt" fo:language="ru" fo:country="RU" fo:font-weight="250" officeooo:rsid="004a69ce"/>
    </style:style>
    <style:style style:name="T13" style:family="text">
      <style:text-properties style:font-name="Calibri Light" fo:font-size="10pt" fo:language="ru" fo:country="RU" fo:font-weight="250" officeooo:rsid="004b91a3"/>
    </style:style>
    <style:style style:name="T14" style:family="text">
      <style:text-properties officeooo:rsid="004a69c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>Bootstrap — <text:span text:style-name="T2">библиотека классов дизайнерского оформления.</text:span></text:p>
      <text:p text:style-name="_5f_text">https://bootstrap-4.ru/</text:p>
      <text:p text:style-name="P3"><text:span text:style-name="T2">Для использования нужно воспроизвести </text:span><text:span text:style-name="T3">структуру как описано в мануале.</text:span></text:p>
      <text:p text:style-name="P3"><text:span text:style-name="T3">Присоединить библиотеку к </text:span><text:span text:style-name="T4">html </text:span><text:span text:style-name="T7">файлу.</text:span></text:p>
      <text:p text:style-name="P2"><text:span text:style-name="T6">Нужно следить чтобы имена классов приложения и библиотеки не пересекались.</text:span></text:p>
      <text:p text:style-name="P6"><text:span text:style-name="T6">Сайт </text:span><text:a xlink:type="simple" xlink:href="https://getbootstrap.com/" text:style-name="Internet_20_link" text:visited-style-name="Visited_20_Internet_20_Link"><text:span text:style-name="T6">https://getbootstrap.com/</text:span></text:a></text:p>
      <text:p text:style-name="P4">Например у нас уже имеется кусок кода.</text:p>
      <text:p text:style-name="P1">…</text:p>
      <text:p text:style-name="_5f_code">import "bootstrap/dist/css/bootstrap.min.css";</text:p>
      <text:p text:style-name="P1">…</text:p>
      <text:p text:style-name="P1"><text:s text:c="8"/>&lt;nav className="navbar navbar-expand navbar-dark bg-dark"&gt;</text:p>
      <text:p text:style-name="_5f_code"><text:s text:c="10"/>&lt;a href="/tutorials" className="navbar-brand"&gt;</text:p>
      <text:p text:style-name="_5f_code"><text:s text:c="12"/>bezKoder</text:p>
      <text:p text:style-name="_5f_code"><text:s text:c="10"/>&lt;/a&gt;</text:p>
      <text:p text:style-name="_5f_code"><text:s text:c="10"/>&lt;div className="navbar-nav mr-auto"&gt;</text:p>
      <text:p text:style-name="_5f_code"><text:s text:c="12"/>&lt;li className="nav-item"&gt;</text:p>
      <text:p text:style-name="_5f_code"><text:s text:c="14"/>&lt;Link to={"/tutorials"} className="nav-link"&gt;</text:p>
      <text:p text:style-name="_5f_code"><text:s text:c="16"/>Tutorials</text:p>
      <text:p text:style-name="_5f_code"><text:s text:c="14"/>&lt;/Link&gt;</text:p>
      <text:p text:style-name="_5f_code"><text:s text:c="12"/>&lt;/li&gt;</text:p>
      <text:p text:style-name="_5f_code"><text:s text:c="12"/>&lt;li className="nav-item"&gt;</text:p>
      <text:p text:style-name="_5f_code"><text:s text:c="14"/>&lt;Link to={"/add"} className="nav-link"&gt;</text:p>
      <text:p text:style-name="_5f_code"><text:s text:c="16"/>Add</text:p>
      <text:p text:style-name="_5f_code"><text:s text:c="14"/>&lt;/Link&gt;</text:p>
      <text:p text:style-name="_5f_code"><text:s text:c="12"/>&lt;/li&gt;</text:p>
      <text:p text:style-name="_5f_code"><text:s text:c="10"/>&lt;/div&gt;</text:p>
      <text:p text:style-name="_5f_code"><text:s text:c="8"/>&lt;/nav&gt;</text:p>
      <text:p text:style-name="_5f_code">…</text:p>
      <text:p text:style-name="P7"><text:span text:style-name="T8">Видим что библиотека подключена. </text:span><text:span text:style-name="T9">Видим классы navbar navbar-expand navbar-dark bg-dark. Предполпгаем, что это из </text:span><text:span text:style-name="T10">библиотеки</text:span><text:span text:style-name="T9"> Заходим на сайт в раздел документации:</text:span></text:p>
      <text:p text:style-name="P7"><text:a xlink:type="simple" xlink:href="https://getbootstrap.com/docs/4.5/getting-started/introduction/" text:style-name="Internet_20_link" text:visited-style-name="Visited_20_Internet_20_Link"><text:span text:style-name="T9">https://getbootstrap.com/docs/4.5/getting-started/introduction/</text:span></text:a></text:p>
      <text:p text:style-name="P8"><text:span text:style-name="T6">В поле поиска вводим navbar-expand. Выбираем компоненты. </text:span><text:span text:style-name="T11">Читаем документацию по навбарам. Не смысла что-то здесь </text:span><text:span text:style-name="T13">писать</text:span><text:span text:style-name="T11">, повторяя документацию. Коротко </text:span></text:p>
      <text:p text:style-name="P9"><text:span text:style-name="T11">navbar - обертка</text:span></text:p>
      <text:p text:style-name="P9"><text:span text:style-name="T11"><text:s/>navbar-expand — рачтяжка можно .navbar-expand{-sm|-md|-lg|-xl}</text:span></text:p>
      <text:p text:style-name="P9"><text:span text:style-name="T11"><text:s/>navbar-dark - цвет</text:span></text:p>
      <text:p text:style-name="P9"><text:span text:style-name="T11"><text:s/>bg-dark — цвет фона</text:span></text:p>
      <text:p text:style-name="P8"><text:span text:style-name="T11">navbar-brand — </text:span><text:span text:style-name="T12">отдельно ссылка на бренд компании</text:span></text:p>
      <text:p text:style-name="P8">.navbar-nav для навигации полной высоты (включая выпадающие элементы).</text:p>
      <text:p text:style-name="P4"><text:span text:style-name="T1">M</text:span>r-auto - ??????</text:p>
      <text:p text:style-name="P5">ну и т. д. Там много всего.</text:p>
      <text:p text:style-name="P4"/>
      <text:p text:style-name="P4"/>
      <text:p text:style-name="P3"><text:span text:style-name="T7"/></text:p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.101cm" fo:margin-bottom="0.3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101cm" fo:margin-bottom="0.4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18pt"/>
    </style:style>
    <style:style style:name="_5f_heading_5f_2" style:display-name="_heading_2" style:family="paragraph" style:parent-style-name="_5f_heading_5f_1">
      <style:text-properties fo:font-variant="normal" fo:text-transform="none" fo:font-size="16pt"/>
    </style:style>
    <style:style style:name="_5f_code" style:display-name="_code" style:family="paragraph" style:master-page-name="">
      <style:paragraph-properties fo:margin-left="0.101cm" fo:margin-right="0cm" fo:margin-top="0cm" fo:margin-bottom="0.199cm" style:contextual-spacing="true" fo:text-indent="0cm" style:auto-text-indent="false" style:page-number="auto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4pt"/>
    </style:style>
    <style:style style:name="_5f_heading_5f_4" style:display-name="_heading_4" style:family="paragraph" style:parent-style-name="_5f_heading_5f_3">
      <style:text-properties fo:font-size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_5f_LOOK" style:display-name="_LOOK" style:family="text" style:parent-style-name="_5f_ROOT">
      <style:text-properties fo:color="#000000" loext:opacity="100%" style:font-name="Roboto" fo:font-family="Roboto" style:font-family-generic="roman" style:font-pitch="variable" fo:font-size="11pt" fo:font-style="normal" style:text-underline-style="none" fo:font-weight="bold" style:font-name-asian="Roboto1" style:font-family-asian="Roboto" style:font-family-generic-asian="system" style:font-pitch-asian="variable" style:font-size-asian="11pt" style:font-style-asian="normal" style:font-weight-asian="bold" style:font-name-complex="Roboto1" style:font-family-complex="Roboto" style:font-family-generic-complex="system" style:font-pitch-complex="variable"/>
    </style:style>
    <style:style style:name="_5f_EMPHASIS" style:display-name="_EMPHASIS" style:family="text">
      <style:text-properties fo:color="#000000" loext:opacity="100%" style:font-name="Calibri" fo:font-family="Calibri" style:font-family-generic="roman" style:font-pitch="variable" fo:font-size="11pt" fo:letter-spacing="normal" fo:font-style="normal" style:text-underline-style="none" fo:font-weight="bold" fo:background-color="#deeaf6" style:font-size-asian="11pt" style:font-style-asian="normal" style:font-weight-asian="bold" style:font-name-complex="Roboto Slab" style:font-family-complex="'Roboto Slab'" style:font-family-generic-complex="system" style:font-pitch-complex="variable" style:text-scale="100%" loext:padding="0cm" loext:border="none" loext:shadow="non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4T18:24:16.231000000</dc:date>
    <meta:editing-duration>PT5H39M6S</meta:editing-duration>
    <meta:editing-cycles>35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39" meta:word-count="153" meta:character-count="1571" meta:non-whitespace-character-count="1245"/>
  </office:meta>
</office:document-meta>
</file>